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paragraph-properties fo:text-indent="0.4923in"/>
    </style:style>
    <style:style style:name="P4" style:parent-style-name="Standard" style:family="paragraph">
      <style:paragraph-properties fo:text-indent="0.4923in"/>
    </style:style>
    <style:style style:name="P5" style:parent-style-name="Standard" style:family="paragraph">
      <style:paragraph-properties fo:text-indent="0.4923in"/>
    </style:style>
  </office:automatic-styles>
  <office:body>
    <office:text text:use-soft-page-breaks="true">
      <text:p text:style-name="P1">1.¿Qué es la carga diferida en JS?<text:s/></text:p>
      <text:p text:style-name="P2">Poner algunos ejemplos y explica cada uno de ellos</text:p>
      <text:p text:style-name="P3"/>
      <text:p text:style-name="P4"/>
      <text:p text:style-name="P5">La carga diferida en Javascript se encarga de priorizar el escrito de HTML sobre los scripts en una página. Existen diferentes tipos de este tipo de carga, como la asíncrona y la diferida.</text:p>
      <text:p text:style-name="Standard">La carga asíncrona<text:s/>prioriza el HTML, pero si encuentra un espacio libre prioriza momentáneamente el Script y luego continua. En cambio la carga diferida se olvida de los scripts hasta que todo el HTML no esta dibujad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esus avila</dc:creator>
    <meta:creation-date>2023-09-21T17:12:00Z</meta:creation-date>
    <dc:date>2023-09-21T20:08:00Z</dc:date>
    <meta:template xlink:href="Normal" xlink:type="simple"/>
    <meta:editing-cycles>5</meta:editing-cycles>
    <meta:editing-duration>PT1380S</meta:editing-duration>
    <meta:document-statistic meta:page-count="1" meta:paragraph-count="1" meta:word-count="76" meta:character-count="497" meta:row-count="3" meta:non-whitespace-character-count="422"/>
  </office:meta>
</office:document-meta>
</file>